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draw:fill="none" fo:clip="rect(0.83925in, 0in, 0.36532in, 0in)" draw:stroke="none"/>
    </style:style>
    <style:style style:family="presentation" style:name="a383">
      <style:graphic-properties draw:fill="none" draw:stroke="none"/>
    </style:style>
    <style:style style:family="text" style:name="a3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draw:fill="none" draw:stroke="non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draw:fill="none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</office:automatic-styles>
  <office:body>
    <office:presentation>
      <draw:page draw:name="Slide5" draw:style-name="a335" draw:master-page-name="Master1-Layout2-obj-Title-and-Content" presentation:presentation-page-layout-name="Master1-PPL2" draw:id="Slide-260">
        <draw:custom-shape svg:x="0.00167in" svg:y="0in" svg:width="13.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39" draw:name="Content Placeholder 4" svg:x="0.00002in" svg:y="0in" svg:width="13.33331in" svg:height="7.4986in" style:rel-width="scale" style:rel-height="scale" presentation:class="graphic" presentation:placeholder="false">
          <draw:image xlink:href="media/image1.jpeg" xlink:type="simple" xlink:show="embed" xlink:actuate="onLoad"/>
          <svg:title/>
          <svg:desc>Close-up of sheet music</svg:desc>
        </draw:frame>
        <draw:frame draw:id="id65" draw:style-name="a357" draw:name="TextBox 5" svg:x="-0.0814in" svg:y="0in" svg:width="7.24419in" svg:height="3.66882in">
          <draw:text-box>
            <text:p text:style-name="a341" text:class-names="" text:cond-style-name=""><text:span text:style-name="a340" text:class-names="">Emotus</text:span></text:p>
            <text:p text:style-name="a343" text:class-names="" text:cond-style-name=""><text:span text:style-name="a342" text:class-names="">av</text:span></text:p>
            <text:p text:style-name="a345" text:class-names="" text:cond-style-name=""><text:span text:style-name="a344" text:class-names="">Aksel Sundås,</text:span></text:p>
            <text:p text:style-name="a347" text:class-names="" text:cond-style-name=""><text:span text:style-name="a346" text:class-names="">Ludwig Oelker,<text:s text:c="1"/></text:span></text:p>
            <text:p text:style-name="a349" text:class-names="" text:cond-style-name=""><text:span text:style-name="a348" text:class-names="">Tedros Kiflom,<text:s text:c="1"/></text:span></text:p>
            <text:p text:style-name="a351" text:class-names="" text:cond-style-name=""><text:span text:style-name="a350" text:class-names="">Frida Gustavsson</text:span></text:p>
            <text:p text:style-name="a353" text:class-names="" text:cond-style-name=""><text:span text:style-name="a352" text:class-names="">och</text:span></text:p>
            <text:p text:style-name="a356" text:class-names="" text:cond-style-name=""><text:span text:style-name="a354" text:class-names="">Kristin Seip Stubbe</text:span><text:span text:style-name="a355" text:class-names=""/></text:p>
          </draw:text-box>
          <svg:title/>
          <svg:desc/>
        </draw:frame>
      </draw:page>
      <draw:page draw:name="Slide2" draw:style-name="a358" draw:master-page-name="Master1-Layout2-obj-Title-and-Content" presentation:presentation-page-layout-name="Master1-PPL2" draw:id="Slide-257">
        <draw:frame draw:id="id66" presentation:style-name="a362" draw:name="Title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59" text:class-names="">Planning</text:span><text:span text:style-name="a360" text:class-names=""/></text:p>
          </draw:text-box>
          <svg:title/>
          <svg:desc/>
        </draw:frame>
        <draw:frame draw:id="id67" presentation:style-name="a363" draw:name="Content Placeholder 4" svg:x="3.34824in" svg:y="1.98542in" svg:width="7.01842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, schematic

Description automatically generated</svg:desc>
        </draw:frame>
      </draw:page>
      <draw:page draw:name="Slide4" draw:style-name="a364" draw:master-page-name="Master1-Layout2-obj-Title-and-Content" presentation:presentation-page-layout-name="Master1-PPL2" draw:id="Slide-259">
        <draw:frame draw:id="id68" presentation:style-name="a368" draw:name="Title 1" svg:x="0.91667in" svg:y="0.39931in" svg:width="11.5in" svg:height="1.44965in" presentation:class="title" presentation:placeholder="false">
          <draw:text-box>
            <text:p text:style-name="a367" text:class-names="" text:cond-style-name=""><text:span text:style-name="a365" text:class-names="">First day</text:span><text:span text:style-name="a366" text:class-names=""/></text:p>
          </draw:text-box>
          <svg:title/>
          <svg:desc/>
        </draw:frame>
        <draw:frame draw:id="id69" presentation:style-name="a369" draw:name="Content Placeholder 4" svg:x="2.20104in" svg:y="1.99653in" svg:width="8.93125in" svg:height="4.75868in" style:rel-width="scale" style:rel-height="scale" presentation:class="graphic" presentation:placeholder="false">
          <draw:image xlink:href="media/image3.jpg" xlink:type="simple" xlink:show="embed" xlink:actuate="onLoad"/>
          <svg:title/>
          <svg:desc>Graphical user interface, application, Word

Description automatically generated</svg:desc>
        </draw:frame>
      </draw:page>
      <draw:page draw:name="Slide3" draw:style-name="a370" draw:master-page-name="Master1-Layout2-obj-Title-and-Content" presentation:presentation-page-layout-name="Master1-PPL2" draw:id="Slide-258">
        <draw:frame draw:id="id70" presentation:style-name="a371" draw:name="Content Placeholder 6" svg:x="2.1954in" svg:y="0.16743in" svg:width="8.95909in" svg:height="6.78228in" style:rel-width="scale" style:rel-height="scale" presentation:class="graphic" presentation:placeholder="false">
          <draw:image xlink:href="media/image4.gif" xlink:type="simple" xlink:show="embed" xlink:actuate="onLoad"/>
          <svg:title/>
          <svg:desc>Table

Description automatically generated</svg:desc>
        </draw:frame>
      </draw:page>
      <draw:page draw:name="Slide6" draw:style-name="a372" draw:master-page-name="Master1-Layout2-obj-Title-and-Content" presentation:presentation-page-layout-name="Master1-PPL2" draw:id="Slide-261">
        <draw:frame draw:id="id71" presentation:style-name="a37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374" draw:name="Content Placeholder 4" svg:x="0.91667in" svg:y="2.07888in" svg:width="11.5in" svg:height="4.59398in" style:rel-width="scale" style:rel-height="scale" presentation:class="graphic" presentation:placeholder="false">
          <draw:image xlink:href="media/image5.png" xlink:type="simple" xlink:show="embed" xlink:actuate="onLoad"/>
          <svg:title/>
          <svg:desc>Text, letter</svg:desc>
        </draw:frame>
      </draw:page>
      <draw:page draw:name="Slide7" draw:style-name="a375" draw:master-page-name="Master1-Layout2-obj-Title-and-Content" presentation:presentation-page-layout-name="Master1-PPL2" draw:id="Slide-262">
        <draw:frame draw:id="id73" presentation:style-name="a37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377" draw:name="Content Placeholder 4" svg:x="0.91667in" svg:y="2.15142in" svg:width="11.5in" svg:height="4.4489in" style:rel-width="scale" style:rel-height="scale" presentation:class="graphic" presentation:placeholder="false">
          <draw:image xlink:href="media/image6.png" xlink:type="simple" xlink:show="embed" xlink:actuate="onLoad"/>
          <svg:title/>
          <svg:desc>Text</svg:desc>
        </draw:frame>
      </draw:page>
      <draw:page draw:name="Slide8" draw:style-name="a378" draw:master-page-name="Master1-Layout2-obj-Title-and-Content" presentation:presentation-page-layout-name="Master1-PPL2" draw:id="Slide-263">
        <draw:frame draw:id="id75" presentation:style-name="a37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380" draw:name="Content Placeholder 6" svg:x="0.91667in" svg:y="2.63582in" svg:width="11.5in" svg:height="3.4800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9" draw:style-name="a381" draw:master-page-name="Master1-Layout2-obj-Title-and-Content" presentation:presentation-page-layout-name="Master1-PPL2" draw:id="Slide-264">
        <draw:frame draw:id="id77" presentation:style-name="a38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383" draw:name="Content Placeholder 6" svg:x="0.21179in" svg:y="2.11905in" svg:width="12.20488in" svg:height="4.267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1-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1-26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1-26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1-26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1-26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1-26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1-26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1-26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1-26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1-26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1-26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1-26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ristin Seip Stubbe</meta:initial-creator>
    <dc:creator>Kristin Seip Stubbe</dc:creator>
    <meta:creation-date>2023-01-25T11:36:25Z</meta:creation-date>
    <dc:date>2023-01-26T13:55:23Z</dc:date>
    <meta:template xlink:href="Office%20Theme%202013%20-%202022" xlink:type="simple"/>
    <meta:editing-cycles>2</meta:editing-cycles>
    <meta:editing-duration>PT0S</meta:editing-duration>
    <meta:document-statistic meta:paragraph-count="10" meta:word-count="20"/>
  </office:meta>
</office:document-meta>
</file>